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3.291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ransformed_20_by_20_JSON-CSV.CO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formed by JSON-CSV.C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office:value-type="string">
            <text:p>SI Cod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0-4</text:p>
          </table:table-cell>
          <table:table-cell office:value-type="float" office:value="364.498265247525">
            <text:p>364.4982652475</text:p>
          </table:table-cell>
          <table:table-cell office:value-type="float" office:value="399.723845323285">
            <text:p>399.7238453233</text:p>
          </table:table-cell>
          <table:table-cell office:value-type="float" office:value="419.555851894605">
            <text:p>419.5558518946</text:p>
          </table:table-cell>
          <table:table-cell office:value-type="float" office:value="773.375780359785">
            <text:p>773.3757803598</text:p>
          </table:table-cell>
          <table:table-cell office:value-type="float" office:value="938.573840589125">
            <text:p>938.573840589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5-17</text:p>
          </table:table-cell>
          <table:table-cell office:value-type="float" office:value="429.150425497507">
            <text:p>429.1504254975</text:p>
          </table:table-cell>
          <table:table-cell office:value-type="float" office:value="484.704433500669">
            <text:p>484.7044335007</text:p>
          </table:table-cell>
          <table:table-cell office:value-type="float" office:value="520.792725809873">
            <text:p>520.7927258099</text:p>
          </table:table-cell>
          <table:table-cell office:value-type="float" office:value="1170.25569555569">
            <text:p>1170.2556955557</text:p>
          </table:table-cell>
          <table:table-cell office:value-type="float" office:value="1470.58954378086">
            <text:p>1470.5895437809</text:p>
          </table:table-cell>
          <table:table-cell table:number-columns-repeated="1018"/>
        </table:table-row>
        <table:table-row table:style-name="ro1">
          <table:table-cell office:value-type="string">
            <text:p>18-25</text:p>
          </table:table-cell>
          <table:table-cell office:value-type="float" office:value="754.210042362272">
            <text:p>754.2100423623</text:p>
          </table:table-cell>
          <table:table-cell office:value-type="float" office:value="1271.00680837239">
            <text:p>1271.0068083724</text:p>
          </table:table-cell>
          <table:table-cell office:value-type="float" office:value="1315.58278659325">
            <text:p>1315.5827865933</text:p>
          </table:table-cell>
          <table:table-cell office:value-type="float" office:value="2577.05271798745">
            <text:p>2577.0527179875</text:p>
          </table:table-cell>
          <table:table-cell office:value-type="float" office:value="2884.0634090267">
            <text:p>2884.0634090267</text:p>
          </table:table-cell>
          <table:table-cell table:number-columns-repeated="1018"/>
        </table:table-row>
        <table:table-row table:style-name="ro1">
          <table:table-cell office:value-type="string">
            <text:p>26-30</text:p>
          </table:table-cell>
          <table:table-cell office:value-type="float" office:value="829.610535522174">
            <text:p>829.6105355222</text:p>
          </table:table-cell>
          <table:table-cell office:value-type="float" office:value="1385.44590328853">
            <text:p>1385.4459032885</text:p>
          </table:table-cell>
          <table:table-cell office:value-type="float" office:value="1443.7590578528">
            <text:p>1443.7590578528</text:p>
          </table:table-cell>
          <table:table-cell office:value-type="float" office:value="3054.13100874947">
            <text:p>3054.1310087495</text:p>
          </table:table-cell>
          <table:table-cell office:value-type="float" office:value="3583.41846820687">
            <text:p>3583.4184682069</text:p>
          </table:table-cell>
          <table:table-cell table:number-columns-repeated="1018"/>
        </table:table-row>
        <table:table-row table:style-name="ro1">
          <table:table-cell office:value-type="string">
            <text:p>31-35</text:p>
          </table:table-cell>
          <table:table-cell office:value-type="float" office:value="1048.55148874486">
            <text:p>1048.5514887449</text:p>
          </table:table-cell>
          <table:table-cell office:value-type="float" office:value="1691.20158564867">
            <text:p>1691.2015856487</text:p>
          </table:table-cell>
          <table:table-cell office:value-type="float" office:value="1805.0299631976">
            <text:p>1805.0299631976</text:p>
          </table:table-cell>
          <table:table-cell office:value-type="float" office:value="4076.98124770207">
            <text:p>4076.9812477021</text:p>
          </table:table-cell>
          <table:table-cell office:value-type="float" office:value="5397.95866773206">
            <text:p>5397.9586677321</text:p>
          </table:table-cell>
          <table:table-cell table:number-columns-repeated="1018"/>
        </table:table-row>
        <table:table-row table:style-name="ro1">
          <table:table-cell office:value-type="string">
            <text:p>36-40</text:p>
          </table:table-cell>
          <table:table-cell office:value-type="float" office:value="1478.81519964478">
            <text:p>1478.8151996448</text:p>
          </table:table-cell>
          <table:table-cell office:value-type="float" office:value="2291.69140957626">
            <text:p>2291.6914095763</text:p>
          </table:table-cell>
          <table:table-cell office:value-type="float" office:value="2513.87008280979">
            <text:p>2513.8700828098</text:p>
          </table:table-cell>
          <table:table-cell office:value-type="float" office:value="6123.58886368819">
            <text:p>6123.5888636882</text:p>
          </table:table-cell>
          <table:table-cell office:value-type="float" office:value="8939.44714151138">
            <text:p>8939.4471415114</text:p>
          </table:table-cell>
          <table:table-cell table:number-columns-repeated="1018"/>
        </table:table-row>
        <table:table-row table:style-name="ro1">
          <table:table-cell office:value-type="string">
            <text:p>41-45</text:p>
          </table:table-cell>
          <table:table-cell office:value-type="float" office:value="2740.16198822177">
            <text:p>2740.1619882218</text:p>
          </table:table-cell>
          <table:table-cell office:value-type="float" office:value="4081.39299213291">
            <text:p>4081.3929921329</text:p>
          </table:table-cell>
          <table:table-cell office:value-type="float" office:value="4624.75632083813">
            <text:p>4624.7563208381</text:p>
          </table:table-cell>
          <table:table-cell office:value-type="float" office:value="12432.3088956797">
            <text:p>12432.3088956797</text:p>
          </table:table-cell>
          <table:table-cell office:value-type="float" office:value="19440.1554066805">
            <text:p>19440.1554066805</text:p>
          </table:table-cell>
          <table:table-cell table:number-columns-repeated="1018"/>
        </table:table-row>
        <table:table-row table:style-name="ro1">
          <table:table-cell office:value-type="string">
            <text:p>46-50</text:p>
          </table:table-cell>
          <table:table-cell office:value-type="float" office:value="3999.78528109819">
            <text:p>3999.7852810982</text:p>
          </table:table-cell>
          <table:table-cell office:value-type="float" office:value="5893.92168876922">
            <text:p>5893.9216887692</text:p>
          </table:table-cell>
          <table:table-cell office:value-type="float" office:value="6762.22255500925">
            <text:p>6762.2225550093</text:p>
          </table:table-cell>
          <table:table-cell office:value-type="float" office:value="17968.5608298444">
            <text:p>17968.5608298444</text:p>
          </table:table-cell>
          <table:table-cell office:value-type="float" office:value="29977.5716625939">
            <text:p>29977.5716625939</text:p>
          </table:table-cell>
          <table:table-cell table:number-columns-repeated="1018"/>
        </table:table-row>
        <table:table-row table:style-name="ro1">
          <table:table-cell office:value-type="string">
            <text:p>51-55</text:p>
          </table:table-cell>
          <table:table-cell office:value-type="float" office:value="5946.90083930863">
            <text:p>5946.9008393086</text:p>
          </table:table-cell>
          <table:table-cell office:value-type="float" office:value="8392.64035163814">
            <text:p>8392.6403516381</text:p>
          </table:table-cell>
          <table:table-cell office:value-type="float" office:value="9601.35152252832">
            <text:p>9601.3515225283</text:p>
          </table:table-cell>
          <table:table-cell office:value-type="float" office:value="24791.724276886">
            <text:p>24791.724276886</text:p>
          </table:table-cell>
          <table:table-cell office:value-type="float" office:value="40066.0625097585">
            <text:p>40066.0625097585</text:p>
          </table:table-cell>
          <table:table-cell table:number-columns-repeated="1018"/>
        </table:table-row>
        <table:table-row table:style-name="ro1">
          <table:table-cell office:value-type="string">
            <text:p>56-60</text:p>
          </table:table-cell>
          <table:table-cell office:value-type="float" office:value="9363.21801115265">
            <text:p>9363.2180111527</text:p>
          </table:table-cell>
          <table:table-cell office:value-type="float" office:value="12480.154073837">
            <text:p>12480.154073837</text:p>
          </table:table-cell>
          <table:table-cell office:value-type="float" office:value="15279.3457190532">
            <text:p>15279.3457190532</text:p>
          </table:table-cell>
          <table:table-cell office:value-type="float" office:value="37654.6219812706">
            <text:p>37654.6219812706</text:p>
          </table:table-cell>
          <table:table-cell office:value-type="float" office:value="61489.3756222848">
            <text:p>61489.3756222848</text:p>
          </table:table-cell>
          <table:table-cell table:number-columns-repeated="1018"/>
        </table:table-row>
        <table:table-row table:style-name="ro1">
          <table:table-cell office:value-type="string">
            <text:p>61-65</text:p>
          </table:table-cell>
          <table:table-cell office:value-type="float" office:value="13372.81758598">
            <text:p>13372.81758598</text:p>
          </table:table-cell>
          <table:table-cell office:value-type="float" office:value="17723.6639646624">
            <text:p>17723.6639646624</text:p>
          </table:table-cell>
          <table:table-cell office:value-type="float" office:value="22506.7167012664">
            <text:p>22506.7167012664</text:p>
          </table:table-cell>
          <table:table-cell office:value-type="float" office:value="52703.3164046225">
            <text:p>52703.3164046225</text:p>
          </table:table-cell>
          <table:table-cell office:value-type="float" office:value="86528.1444623033">
            <text:p>86528.1444623033</text:p>
          </table:table-cell>
          <table:table-cell table:number-columns-repeated="1018"/>
        </table:table-row>
        <table:table-row table:style-name="ro1">
          <table:table-cell office:value-type="string">
            <text:p>66-70</text:p>
          </table:table-cell>
          <table:table-cell office:value-type="float" office:value="19237.1550516093">
            <text:p>19237.1550516093</text:p>
          </table:table-cell>
          <table:table-cell office:value-type="float" office:value="26415.7907648727">
            <text:p>26415.7907648727</text:p>
          </table:table-cell>
          <table:table-cell office:value-type="float" office:value="31413.092245584">
            <text:p>31413.092245584</text:p>
          </table:table-cell>
          <table:table-cell office:value-type="float" office:value="72655.3216208079">
            <text:p>72655.3216208079</text:p>
          </table:table-cell>
          <table:table-cell office:value-type="float" office:value="119624.899882199">
            <text:p>119624.899882199</text:p>
          </table:table-cell>
          <table:table-cell table:number-columns-repeated="1018"/>
        </table:table-row>
        <table:table-row table:style-name="ro1">
          <table:table-cell office:value-type="string">
            <text:p>71-75</text:p>
          </table:table-cell>
          <table:table-cell office:value-type="float" office:value="24158.6135226177">
            <text:p>24158.6135226177</text:p>
          </table:table-cell>
          <table:table-cell office:value-type="float" office:value="32864.1159178926">
            <text:p>32864.1159178926</text:p>
          </table:table-cell>
          <table:table-cell office:value-type="float" office:value="39887.382973133">
            <text:p>39887.382973133</text:p>
          </table:table-cell>
          <table:table-cell office:value-type="float" office:value="91274.5017716468">
            <text:p>91274.5017716468</text:p>
          </table:table-cell>
          <table:table-cell office:value-type="float" office:value="150345.975539379">
            <text:p>150345.975539379</text:p>
          </table:table-cell>
          <table:table-cell table:number-columns-repeated="1018"/>
        </table:table-row>
        <table:table-row table:style-name="ro1">
          <table:table-cell office:value-type="string">
            <text:p>75-150</text:p>
          </table:table-cell>
          <table:table-cell office:value-type="float" office:value="33515.4399309296">
            <text:p>33515.4399309296</text:p>
          </table:table-cell>
          <table:table-cell office:value-type="float" office:value="45090.2868641199">
            <text:p>45090.2868641199</text:p>
          </table:table-cell>
          <table:table-cell office:value-type="float" office:value="55792.1460854353">
            <text:p>55792.1460854353</text:p>
          </table:table-cell>
          <table:table-cell office:value-type="float" office:value="126477.064239335">
            <text:p>126477.064239335</text:p>
          </table:table-cell>
          <table:table-cell office:value-type="float" office:value="208401.499843289">
            <text:p>208401.499843289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5/09/2020</text:date>, <text:time>07:4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formed_20_by_20_JSON-CSV.CO" style:display-name="PageStyle_Transformed by JSON-CSV.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5T07:46:18.74</dc:date>
    <dc:creator>satyam kumar</dc:creator>
    <meta:document-statistic meta:table-count="1" meta:cell-count="90" meta:object-count="0"/>
    <meta:generator>OpenOffice/4.1.7$Win32 OpenOffice.org_project/417m1$Build-9800</meta:generator>
  </office:meta>
</office:document-meta>
</file>